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59mm"/>
    </style:style>
    <style:style style:name="co6" style:family="table-column">
      <style:table-column-properties fo:break-before="auto" style:column-width="46.11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100.84mm"/>
    </style:style>
    <style:style style:name="co9" style:family="table-column">
      <style:table-column-properties fo:break-before="auto" style:column-width="66.83mm"/>
    </style:style>
    <style:style style:name="co10" style:family="table-column">
      <style:table-column-properties fo:break-before="auto" style:column-width="74.81mm"/>
    </style:style>
    <style:style style:name="ro4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-App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uchspersonenstunden</text:p>
          </table:table-cell>
          <table:table-cell office:value-type="string" calcext:value-type="string">
            <text:p>Fabian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rasmus</text:p>
          </table:table-cell>
          <table:table-cell office:value-type="string" calcext:value-type="string">
            <text:p>Flo, Leo (Konstanz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Austausch Praktika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Einführung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trag BMBF</text:p>
          </table:table-cell>
          <table:table-cell office:value-type="string" calcext:value-type="string">
            <text:p>Marc (Uni Hamburg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Fachschaften -digital-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chließung</text:p>
          </table:table-cell>
          <table:table-cell office:value-type="string" calcext:value-type="string">
            <text:p>Lara (Bremen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istungsdruck -Studium-</text:p>
          </table:table-cell>
          <table:table-cell office:value-type="string" calcext:value-type="string">
            <text:p>Leo, Kathi (Hildesheim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achspüler vs. Tiefspüler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swahl Studienplatz (Bachelor)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</text:p>
          </table:table-cell>
          <table:table-cell office:value-type="string" calcext:value-type="string">
            <text:p>Patrick (Bonn)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iA-Gruppe: Gast Peter Freytag (VPP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chschaft -intern-</text:p>
          </table:table-cell>
          <table:table-cell office:value-type="string" calcext:value-type="string">
            <text:p>Lisa (Bielefeld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hlfach/ -modul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iA-Gruppe: Aktualisierung Pos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Psycho-Olympiade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style-name="Default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PiA-Gruppe: Diskussion Frau Dr. Beneke (BptK&amp;DPT)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reetworkout – 14 Uhr!</text:p>
          </table:table-cell>
          <table:table-cell office:value-type="string" calcext:value-type="string">
            <text:p>Jan (Marburg)</text:p>
          </table:table-cell>
          <table:table-cell office:value-type="string" calcext:value-type="string">
            <text:p>Vor 127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litisches Arbeiten</text:p>
          </table:table-cell>
          <table:table-cell office:value-type="string" calcext:value-type="string">
            <text:p>Hannah (Bielefeld)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ederholdung von Prüfungen</text:p>
          </table:table-cell>
          <table:table-cell office:value-type="string" calcext:value-type="string">
            <text:p>Giulia (Bonn)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4"/>
          <table:table-cell table:style-name="Default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inführung Rechtspsychologie</text:p>
          </table:table-cell>
          <table:table-cell office:value-type="string" calcext:value-type="string">
            <text:p>Haschiko (Kiel)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ruppe: </text:p>
          </table:table-cell>
          <table:table-cell office:value-type="string" calcext:value-type="string">
            <text:p>Luisa, Estelle (Düsseldorf, Trier)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Felix (Hamburg)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WebTeam-Homepage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1.30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5-05-29T09:30:00+0100</text:p>
          </table:table-cell>
          <table:table-cell office:value-type="string">
            <text:p>2015-05-29T11:3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5-05-29T13:00:00+0100</text:p>
          </table:table-cell>
          <table:table-cell office:value-type="string">
            <text:p>2015-05-29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5-05-29T15:00:00+0100</text:p>
          </table:table-cell>
          <table:table-cell office:value-type="string">
            <text:p>2015-05-29T16:3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5-05-30T10:30:00+0100</text:p>
          </table:table-cell>
          <table:table-cell office:value-type="string">
            <text:p>2015-05-30T12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5-05-30T13:30:00+0100</text:p>
          </table:table-cell>
          <table:table-cell office:value-type="string">
            <text:p>2015-05-30T15:0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5-05-30T15:00:00+0100</text:p>
          </table:table-cell>
          <table:table-cell office:value-type="string">
            <text:p>2015-05-30T16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4:17:28.7234236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05-29T14:18:38.333589740</dc:date>
    <meta:editing-duration>PT3H24M57S</meta:editing-duration>
    <meta:editing-cycles>90</meta:editing-cycles>
    <meta:generator>LibreOffice/4.4.3.2$Linux_X86_64 LibreOffice_project/40m0$Build-2</meta:generator>
    <meta:document-statistic meta:table-count="2" meta:cell-count="180" meta:object-count="0"/>
  </office:meta>
</office:document-meta>
</file>